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 style:list-style-name="L6"/>
    <style:style style:name="P3" style:family="paragraph" style:parent-style-name="Standard" style:list-style-name="L9"/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8552137" text:style-name="L6">
        <text:list-header>
          <text:p text:style-name="P2">3.1 – Give a mathematical proof that a string of k bit can repræsent 2<text:span text:style-name="T1">k</text:span><text:span text:style-name="T2"> </text:span><text:span text:style-name="T3"><text:s/>values:</text:span></text:p>
        </text:list-header>
      </text:list>
      <text:p text:style-name="Standard"><text:span text:style-name="T3"/></text:p>
      <text:p text:style-name="Standard"><text:span text:style-name="T3">en string indeholdende k bits, kan repræsentere 2</text:span><text:span text:style-name="T1">k</text:span><text:span text:style-name="T3"> værdier. dvs. hvis der er </text:span></text:p>
      <text:p text:style-name="Standard"><text:span text:style-name="T3">en streng indeholdende 2 bit, så kan den lave 2</text:span><text:span text:style-name="T1">2</text:span><text:span text:style-name="T3"> = 4 repræsentationer</text:span></text:p>
      <text:p text:style-name="Standard"><text:span text:style-name="T3"><text:tab/><text:tab/><text:tab/><text:tab/>00-01-10-11</text:span></text:p>
      <text:p text:style-name="Standard"><text:span text:style-name="T3">Matematisk:</text:span></text:p>
      <text:p text:style-name="Standard"><text:span text:style-name="T3">basis: 2</text:span><text:span text:style-name="T1">1</text:span><text:span text:style-name="T3"> = 2</text:span></text:p>
      <text:p text:style-name="Standard"><text:span text:style-name="T3">Induction: 2</text:span><text:span text:style-name="T1">n</text:span><text:span text:style-name="T3"> = 2</text:span><text:span text:style-name="T1">n-1</text:span><text:span text:style-name="T3"> * 2</text:span><text:span text:style-name="T1">1</text:span></text:p>
      <text:p text:style-name="Standard"><text:span text:style-name="T3"/></text:p>
      <text:p text:style-name="Standard"><text:span text:style-name="T3"/></text:p>
      <text:list xml:id="list28539777" text:style-name="L5">
        <text:list-item>
          <text:list>
            <text:list-item>
              <text:p text:style-name="P1"><text:span text:style-name="T3">- what is the value of the following binary string in hexadecimal?</text:span></text:p>
            </text:list-item>
          </text:list>
        </text:list-item>
      </text:list>
      <text:p text:style-name="Standard"><text:span text:style-name="T3"><text:tab/><text:tab/><text:tab/>1011 1110 1010 1101 1111 1010 1100 1110</text:span></text:p>
      <text:p text:style-name="Standard"><text:span text:style-name="T3">Når man skriver hexadecimaler som binære tal, så deler man de binære tal op i grupper af 4. Brug evt. windows lommeregner til omregning. Resultatet bliver: BEADFACE</text:span></text:p>
      <text:p text:style-name="Standard"><text:span text:style-name="T3">For gennemgang af omregning af binære tal, se bogen (comer s. 28-30).</text:span></text:p>
      <text:p text:style-name="Standard"><text:span text:style-name="T3"/></text:p>
      <text:list xml:id="list29262533" text:style-name="L9">
        <text:list-item>
          <text:list>
            <text:list-item>
              <text:p text:style-name="P3"><text:span text:style-name="T3">- write a computer program that prints the binary representation of a given hexadecimal number.</text:span></text:p>
            </text:list-item>
          </text:list>
        </text:list-item>
      </text:list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Frandsen</meta:initial-creator>
    <meta:creation-date>2011-02-09T08:23:21.43</meta:creation-date>
    <dc:date>2011-02-09T09:26:07.15</dc:date>
    <dc:creator>Simon Frandsen</dc:creator>
    <meta:editing-duration>PT00H32M24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2" meta:word-count="131" meta:character-count="733"/>
  </office:meta>
</office:document-meta>
</file>